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b0864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text-line-through-style="none" style:text-line-through-type="none" style:font-name="Arial" fo:font-size="12pt" fo:font-style="normal" style:text-underline-style="none" fo:font-weight="normal" officeooo:paragraph-rsid="000b086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paragraph-rsid="000b086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5f59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5f598" officeooo:paragraph-rsid="0015f598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91b4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91b4a" officeooo:paragraph-rsid="00191b4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5f598" officeooo:paragraph-rsid="0015f59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0b0864"/>
    </style:style>
    <style:style style:name="T3" style:family="text">
      <style:text-properties fo:font-variant="normal" fo:text-transform="none" fo:letter-spacing="normal" officeooo:rsid="00133640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style:use-window-font-color="true" style:text-line-through-style="none" style:text-line-through-type="none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style:use-window-font-color="true" style:text-line-through-style="none" style:text-line-through-type="none" style:font-name="Arial" fo:font-size="12pt" fo:letter-spacing="normal" fo:font-style="normal" style:text-underline-style="none" fo:font-weight="normal" officeooo:rsid="000bafab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" style:family="text">
      <style:text-properties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style:text-blinking="false" loext:padding="0cm" loext:border="none"/>
    </style:style>
    <style:style style:name="T9" style:family="text">
      <style:text-properties officeooo:rsid="0010f733" style:text-blinking="false" loext:padding="0cm" loext:border="none"/>
    </style:style>
    <style:style style:name="T10" style:family="text">
      <style:text-properties officeooo:rsid="0015f598" style:text-blinking="false" loext:padding="0cm" loext:border="none"/>
    </style:style>
    <style:style style:name="T11" style:family="text">
      <style:text-properties officeooo:rsid="00176272" style:text-blinking="false" loext:padding="0cm" loext:border="none"/>
    </style:style>
    <style:style style:name="T12" style:family="text">
      <style:text-properties officeooo:rsid="00191b4a" style:text-blinking="false" loext:padding="0cm" loext:border="none"/>
    </style:style>
    <style:style style:name="T13" style:family="text">
      <style:text-properties officeooo:rsid="001a6a4b" style:text-blinking="false" loext:padding="0cm" loext:border="none"/>
    </style:style>
    <style:style style:name="T14" style:family="text">
      <style:text-properties officeooo:rsid="0015312e"/>
    </style:style>
    <style:style style:name="T15" style:family="text">
      <style:text-properties officeooo:rsid="0015f5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eminário 2 - </text:span><text:span text:style-name="T1">2</text:span><text:span text:style-name="T3">8</text:span><text:span text:style-name="T1"> de maio</text:span></text:p>
      <text:p text:style-name="P1"><text:span text:style-name="Strong_20_Emphasis"><text:span text:style-name="T4"/></text:span></text:p>
      <text:p text:style-name="P1"><text:span text:style-name="Strong_20_Emphasis"><text:span text:style-name="T4">Fortes correlações entre o crescimento (tipo Lei de Potência) da COVID-19 em quatro continentes e a ineficiência das estratégias suaves de quarentena</text:span></text:span></text:p>
      <text:p text:style-name="P1"><text:span text:style-name="Emphasis"><text:span text:style-name="T5"/></text:span></text:p>
      <text:p text:style-name="P1"><text:span text:style-name="Emphasis"><text:span text:style-name="T7">Seminário ministrado por </text:span></text:span><text:span text:style-name="Emphasis"><text:span text:style-name="T5">Marcus Beims </text:span></text:span><text:span text:style-name="Emphasis"><text:span text:style-name="T7">(professor do</text:span></text:span><text:span text:style-name="Emphasis"><text:span text:style-name="T5"> Departamento de Física da UFPR</text:span></text:span><text:span text:style-name="Emphasis"><text:span text:style-name="T7">)</text:span></text:span></text:p>
      <text:p text:style-name="P3"><text:span text:style-name="Emphasis"><text:span text:style-name="T6"/></text:span></text:p>
      <text:p text:style-name="P6">No seminário ministrado pelo professor Marcus Beims foi apresentado um breve contexto a respeito de modelos <text:span text:style-name="T14">epidemiológicos, como o modelo de suscetíveis e imunes (SI), o modelo de suscetíveis, infectados e recuperados (SIR) e o modelo Suscetíveis, Expostos, Infectados e Recuperados (SEIR).</text:span></text:p>
      <text:p text:style-name="P6"/>
      <text:p text:style-name="P7">No trabalho foi utilizado o modelo SEIR para descrever a contaminação e estudar melhores estratégias para atingir o famoso achatamento da curva. <text:span text:style-name="T14">Uma das conclusões é que modelos epidemiológicos podem ser descritos por redes de “mundo pequeno” ou “livres de escala”. </text:span></text:p>
      <text:p text:style-name="P4"/>
      <text:p text:style-name="P6"><text:span text:style-name="T14">Além disso foram apresentadas </text:span>técnicas para obtenção de medidas de correlação entre tempo e número de casos acumulados <text:span text:style-name="T14">e também do potencial de curvas de crescimento de casos de Covid-19 ajustadas via Lei de Potência ao invés da famosa curva exponencial, amplamente utilizada e atualmente discutida no atual cenário de pandemia</text:span>.</text:p>
      <text:p text:style-name="P6"><text:s/></text:p>
      <text:p text:style-name="P6"><text:span text:style-name="T15">Os resultados mostram que as estratégias de contenção são igualmente válidas em diferentes países o que refuta argumentos muito ditos no cenário atual de que deve-se regionalizar a política de isolamento no Brasil dado seu território.</text:span></text:p>
      <text:p text:style-name="P4"/>
      <text:p text:style-name="P6"><text:span text:style-name="T15">Outro importante resultado ressalta a importância do isolamento social para contenção do alastramento da doença considerando </text:span><text:span text:style-name="T10">o potencial de disseminação do vírus e a dificuldade de identificar e isolar infectados durante a fase de contaminação </text:span><text:span text:style-name="T12">fazendo com que o </text:span><text:span text:style-name="T15">isolamento seja, no cenário atual, nossa única linha de defesa na ausência</text:span><text:span text:style-name="T9"> </text:span><text:span text:style-name="T10">de uma vacina.</text:span></text:p>
      <text:p text:style-name="P5"/>
      <text:p text:style-name="P8"><text:span text:style-name="T12">Segundo o estudo,</text:span><text:span text:style-name="T8"> </text:span><text:span text:style-name="T12">um </text:span><text:span text:style-name="T8">distanciamento social mediano, junto com a identificação e isolamento diário de </text:span><text:span text:style-name="T13">poucos</text:span><text:span text:style-name="T8"> dos indivíduos infectados assintomáticos, não é suficiente para diminuir significativamente o avanço do número de casos. </text:span><text:span text:style-name="T11">Mostrando que as demandas e desafios atuais são encontrar meios eficientes para se identificar indivíduos contaminados que sejam assintomáticos visando o isolamento destes para que não contaminem demais indivíduos e, enquanto isso não seja possível, aumentar e reforçar de forma significativa as medidas de distanciamento social. </text:span></text:p>
      <text:p text:style-name="P8"><text:span text:style-name="T11"/></text:p>
      <text:p text:style-name="P7"><text:span text:style-name="T11">D</text:span><text:span text:style-name="T8">este modo, dadas as circunstâncias e dificuldades no cenário atual, nossa melhor chance para diminuição do número de infectados são </text:span><text:span text:style-name="T13">implementar</text:span><text:span text:style-name="T8"> eficazes medidas de isolamento social combinada</text:span><text:span text:style-name="T13">s</text:span><text:span text:style-name="T8"> à realização periódica massiva de testes que viabilizam diagnosticar indivíduos infectados assintomáticos com o objetivo de isolá-los de forma efetiva de tal modo que a taxa de reprodução deste indivíduo seja neutralizada. </text:span><text:span text:style-name="T13">Deste modo, a longo prazo a taxa de reprodução geral será reduzida e sairemos do risco de colapsar o sistema de saú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33:54.814021300</meta:creation-date>
    <dc:date>2020-05-30T16:44:32.802625297</dc:date>
    <meta:editing-duration>PT28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23" meta:character-count="2822" meta:non-whitespace-character-count="2405"/>
  </office:meta>
</office:document-meta>
</file>